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2.25cm" draw:shadow="visible" draw:shadow-offset-x="0.106cm" draw:shadow-offset-y="0.106cm"/>
      <style:paragraph-properties style:writing-mode="lr-tb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0.501cm" fo:min-width="3.5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1.251cm"/>
      <style:paragraph-properties style:writing-mode="lr-tb"/>
    </style:style>
    <style:style style:name="gr4" style:family="graphic" style:parent-style-name="standard">
      <style:graphic-properties svg:stroke-color="#000000" draw:fill-color="#ff3838" draw:textarea-horizontal-align="justify" draw:textarea-vertical-align="middle" draw:auto-grow-height="false" fo:min-height="0.751cm" fo:min-width="1.001cm"/>
      <style:paragraph-properties style:writing-mode="lr-tb"/>
    </style:style>
    <style:style style:name="gr5" style:family="graphic" style:parent-style-name="standard">
      <style:graphic-properties svg:stroke-color="#000000" draw:fill-color="#ffff6d" draw:textarea-horizontal-align="justify" draw:textarea-vertical-align="middle" draw:auto-grow-height="false" fo:min-height="0.751cm" fo:min-width="1.001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svg:stroke-color="#000000" draw:marker-start-width="0.322cm" draw:marker-end="Arrowheads_20_1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0000" draw:marker-start-width="0.321cm" draw:marker-end="Arrowheads_20_1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-color="#77bc65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4pt" style:font-size-asian="15pt" style:font-size-complex="15pt"/>
    </style:style>
    <style:style style:name="P6" style:family="paragraph">
      <loext:graphic-properties draw:fill-color="#cccccc"/>
      <style:paragraph-properties fo:text-align="center" style:writing-mode="lr-tb"/>
      <style:text-properties fo:font-size="14pt" style:font-size-asian="15pt" style:font-size-complex="15pt"/>
    </style:style>
    <style:style style:name="P7" style:family="paragraph"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loext:graphic-properties draw:fill-color="#ff3838"/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-color="#ffff6d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5cm" svg:height="1.75cm" svg:x="5.75cm" svg:y="5.75cm">
          <text:p text:style-name="P1"><text:span text:style-name="T1">Mic</text:span><text:span text:style-name="T1"><text:line-break/></text:span><text:span text:style-name="T1">PreAm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4cm" svg:height="0.75cm" svg:x="1cm" svg:y="6.25cm">
          <text:p text:style-name="P3"><text:span text:style-name="T2">Mic 1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6" draw:id="id6" draw:layer="layout" svg:width="4cm" svg:height="0.75cm" svg:x="24.75cm" svg:y="6.25cm">
          <text:p text:style-name="P3"><text:span text:style-name="T2">Headph. 1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3" draw:id="id3" draw:layer="layout" svg:width="4cm" svg:height="0.75cm" svg:x="1cm" svg:y="1.5cm">
          <text:p text:style-name="P3"><text:span text:style-name="T2">Stage In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8" draw:id="id8" draw:layer="layout" svg:width="4cm" svg:height="0.75cm" svg:x="24.75cm" svg:y="1.5cm">
          <text:p text:style-name="P3"><text:span text:style-name="T2">Sum Out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2.75cm" svg:height="1.75cm" svg:x="9cm" svg:y="5.75cm">
          <text:p text:style-name="P1"><text:span text:style-name="T2">Adj.</text:span><text:span text:style-name="T2"><text:line-break/></text:span><text:span text:style-name="T2">Gai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5cm" svg:x="9.5cm" svg:y="4.2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8" draw:layer="layout" svg:width="1.5cm" svg:height="1.5cm" svg:x="8.75cm" svg:y="7.5cm">
          <text:p text:style-name="P7"><text:span text:style-name="T3">Mut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text-style-name="P9" draw:layer="layout" svg:width="1.5cm" svg:height="1.5cm" svg:x="10.5cm" svg:y="7.5cm">
          <text:p text:style-name="P7"><text:span text:style-name="T3">On-Air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6" draw:text-style-name="P10" draw:layer="layout" draw:type="line" svg:x1="8.5cm" svg:y1="6.625cm" svg:x2="9cm" svg:y2="6.625cm" draw:start-shape="id1" draw:end-shape="id2" svg:d="M8500 6625h500" svg:viewBox="0 0 501 1">
          <text:p/>
        </draw:connector>
        <draw:custom-shape draw:style-name="gr1" draw:text-style-name="P2" xml:id="id10" draw:id="id10" draw:layer="layout" svg:width="2.75cm" svg:height="1.75cm" svg:x="17.75cm" svg:y="5.75cm">
          <text:p text:style-name="P1"><text:span text:style-name="T2">Sum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75cm" svg:height="1.75cm" svg:x="5.75cm" svg:y="1cm">
          <text:p text:style-name="P1"><text:span text:style-name="T2">Line Input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5cm" svg:y1="1.875cm" svg:x2="5.75cm" svg:y2="1.875cm" draw:start-shape="id3" draw:start-glue-point="1" draw:end-shape="id4" svg:d="M5000 1875h750" svg:viewBox="0 0 751 1">
          <text:p/>
        </draw:connector>
        <draw:custom-shape draw:style-name="gr1" draw:text-style-name="P2" xml:id="id7" draw:id="id7" draw:layer="layout" svg:width="2.75cm" svg:height="1.75cm" svg:x="21.25cm" svg:y="1cm">
          <text:p text:style-name="P1"><text:span text:style-name="T2">Line 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75cm" svg:height="1.75cm" svg:x="21.25cm" svg:y="5.75cm">
          <text:p text:style-name="P1"><text:span text:style-name="T2">Headphone</text:span></text:p>
          <text:p text:style-name="P1"><text:span text:style-name="T2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draw:type="line" svg:x1="24cm" svg:y1="6.625cm" svg:x2="24.75cm" svg:y2="6.625cm" draw:start-shape="id5" draw:start-glue-point="1" draw:end-shape="id6" svg:d="M24000 6625h750" svg:viewBox="0 0 751 1">
          <text:p/>
        </draw:connector>
        <draw:connector draw:style-name="gr7" draw:text-style-name="P10" draw:layer="layout" draw:type="line" svg:x1="24cm" svg:y1="1.875cm" svg:x2="24.75cm" svg:y2="1.875cm" draw:start-shape="id7" draw:end-shape="id8" svg:d="M24000 1875h750" svg:viewBox="0 0 751 1">
          <text:p/>
        </draw:connector>
        <draw:custom-shape draw:style-name="gr3" draw:text-style-name="P6" xml:id="id18" draw:id="id18" draw:layer="layout" svg:width="1.75cm" svg:height="1.5cm" svg:x="18.25cm" svg:y="4.2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8" draw:text-style-name="P11" draw:layer="layout" draw:line-skew="0.25cm" svg:x1="11.75cm" svg:y1="6.625cm" svg:x2="13.25cm" svg:y2="12.125cm" draw:start-shape="id2" draw:start-glue-point="1" draw:end-shape="id9" draw:end-glue-point="3" svg:d="M11750 6625h1053v5500h447" svg:viewBox="0 0 1501 5501">
          <text:p/>
        </draw:connector>
        <draw:connector draw:style-name="gr7" draw:text-style-name="P10" draw:layer="layout" draw:type="line" svg:x1="20.5cm" svg:y1="6.625cm" svg:x2="21.25cm" svg:y2="6.625cm" draw:start-shape="id10" draw:start-glue-point="1" draw:end-shape="id5" draw:end-glue-point="3" svg:d="M20500 6625h750" svg:viewBox="0 0 751 1">
          <text:p/>
        </draw:connector>
        <draw:custom-shape draw:style-name="gr3" draw:text-style-name="P6" draw:layer="layout" svg:width="1.75cm" svg:height="1.5cm" svg:x="21.75cm" svg:y="4.2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2" xml:id="id11" draw:id="id11" draw:layer="layout" svg:width="2.75cm" svg:height="1.75cm" svg:x="5.75cm" svg:y="11.25cm">
          <text:p text:style-name="P1"><text:span text:style-name="T1">Mic</text:span><text:span text:style-name="T1"><text:line-break/></text:span><text:span text:style-name="T1">PreAm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4cm" svg:height="0.75cm" svg:x="1cm" svg:y="11.75cm">
          <text:p text:style-name="P3"><text:span text:style-name="T2">Mic 2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2" draw:id="id12" draw:layer="layout" svg:width="2.75cm" svg:height="1.75cm" svg:x="9cm" svg:y="11.25cm">
          <text:p text:style-name="P1"><text:span text:style-name="T2">Adj.</text:span><text:span text:style-name="T2"><text:line-break/></text:span><text:span text:style-name="T2">Gai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5cm" svg:x="9.5cm" svg:y="9.7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8" draw:layer="layout" svg:width="1.5cm" svg:height="1.5cm" svg:x="8.75cm" svg:y="13cm">
          <text:p text:style-name="P7"><text:span text:style-name="T3">Mut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text-style-name="P9" draw:layer="layout" svg:width="1.5cm" svg:height="1.5cm" svg:x="10.5cm" svg:y="13cm">
          <text:p text:style-name="P7"><text:span text:style-name="T3">On-Air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6" draw:text-style-name="P10" draw:layer="layout" draw:type="line" svg:x1="8.5cm" svg:y1="12.125cm" svg:x2="9cm" svg:y2="12.125cm" draw:start-shape="id11" draw:end-shape="id12" svg:d="M8500 12125h500" svg:viewBox="0 0 501 1">
          <text:p/>
        </draw:connector>
        <draw:connector draw:style-name="gr7" draw:text-style-name="P10" draw:layer="layout" draw:type="line" svg:x1="5cm" svg:y1="12.125cm" svg:x2="5.75cm" svg:y2="12.125cm" draw:start-shape="id13" draw:start-glue-point="1" draw:end-shape="id11" draw:end-glue-point="3" svg:d="M5000 12125h750" svg:viewBox="0 0 751 1">
          <text:p/>
        </draw:connector>
        <draw:custom-shape draw:style-name="gr1" draw:text-style-name="P2" xml:id="id14" draw:id="id14" draw:layer="layout" svg:width="2.75cm" svg:height="1.75cm" svg:x="5.75cm" svg:y="16.75cm">
          <text:p text:style-name="P1"><text:span text:style-name="T1">Mic</text:span><text:span text:style-name="T1"><text:line-break/></text:span><text:span text:style-name="T1">PreAm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4cm" svg:height="0.75cm" svg:x="1cm" svg:y="17.25cm">
          <text:p text:style-name="P3"><text:span text:style-name="T2">Mic 3 (sym.)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5" draw:id="id15" draw:layer="layout" svg:width="2.75cm" svg:height="1.75cm" svg:x="9cm" svg:y="16.75cm">
          <text:p text:style-name="P1"><text:span text:style-name="T2">Adj.</text:span><text:span text:style-name="T2"><text:line-break/></text:span><text:span text:style-name="T2">Gai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5cm" svg:x="9.5cm" svg:y="15.2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8" draw:layer="layout" svg:width="1.5cm" svg:height="1.5cm" svg:x="8.75cm" svg:y="18.5cm">
          <text:p text:style-name="P7"><text:span text:style-name="T3">Mut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text-style-name="P9" draw:layer="layout" svg:width="1.5cm" svg:height="1.5cm" svg:x="10.5cm" svg:y="18.5cm">
          <text:p text:style-name="P7"><text:span text:style-name="T3">On-Air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6" draw:text-style-name="P10" draw:layer="layout" draw:type="line" svg:x1="8.5cm" svg:y1="17.625cm" svg:x2="9cm" svg:y2="17.625cm" draw:start-shape="id14" draw:end-shape="id15" svg:d="M8500 17625h500" svg:viewBox="0 0 501 1">
          <text:p/>
        </draw:connector>
        <draw:connector draw:style-name="gr7" draw:text-style-name="P10" draw:layer="layout" draw:type="line" svg:x1="5cm" svg:y1="17.625cm" svg:x2="5.75cm" svg:y2="17.625cm" draw:start-shape="id16" draw:start-glue-point="1" draw:end-shape="id14" draw:end-glue-point="3" svg:d="M5000 17625h750" svg:viewBox="0 0 751 1">
          <text:p/>
        </draw:connector>
        <draw:connector draw:style-name="gr8" draw:text-style-name="P11" draw:layer="layout" svg:x1="11.75cm" svg:y1="12.125cm" svg:x2="13.25cm" svg:y2="12.125cm" draw:start-shape="id12" draw:start-glue-point="1" svg:d="M11750 12125h1500" svg:viewBox="0 0 1501 1">
          <text:p/>
        </draw:connector>
        <draw:connector draw:style-name="gr8" draw:text-style-name="P11" draw:layer="layout" draw:line-skew="-0.001cm" svg:x1="11.75cm" svg:y1="17.625cm" svg:x2="13.25cm" svg:y2="12.125cm" draw:start-shape="id15" svg:d="M11750 17625h1053v-5500h447" svg:viewBox="0 0 1501 5501">
          <text:p/>
        </draw:connector>
        <draw:connector draw:style-name="gr7" draw:text-style-name="P10" draw:layer="layout" draw:type="line" svg:x1="5cm" svg:y1="6.625cm" svg:x2="5.75cm" svg:y2="6.625cm" draw:start-shape="id17" draw:end-shape="id1" draw:end-glue-point="3" svg:d="M5000 6625h750" svg:viewBox="0 0 751 1">
          <text:p/>
        </draw:connector>
        <draw:connector draw:style-name="gr8" draw:text-style-name="P11" draw:layer="layout" draw:line-skew="1.875cm" svg:x1="8.5cm" svg:y1="1.875cm" svg:x2="18.25cm" svg:y2="5cm" draw:start-shape="id4" draw:start-glue-point="1" draw:end-shape="id18" draw:end-glue-point="3" svg:d="M8500 1875h6803v3125h2947" svg:viewBox="0 0 9751 3126">
          <text:p/>
        </draw:connector>
        <draw:custom-shape draw:style-name="gr2" draw:text-style-name="P4" xml:id="id20" draw:id="id20" draw:layer="layout" svg:width="4cm" svg:height="0.75cm" svg:x="24.7cm" svg:y="11.75cm">
          <text:p text:style-name="P3"><text:span text:style-name="T2">Headph. 2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1" draw:id="id21" draw:layer="layout" svg:width="2.75cm" svg:height="1.75cm" svg:x="17.7cm" svg:y="11.25cm">
          <text:p text:style-name="P1"><text:span text:style-name="T2">Sum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2.75cm" svg:height="1.75cm" svg:x="21.2cm" svg:y="11.25cm">
          <text:p text:style-name="P1"><text:span text:style-name="T2">Headphone</text:span></text:p>
          <text:p text:style-name="P1"><text:span text:style-name="T2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draw:type="line" svg:x1="23.95cm" svg:y1="12.125cm" svg:x2="24.7cm" svg:y2="12.125cm" draw:start-shape="id19" draw:start-glue-point="1" draw:end-shape="id20" svg:d="M23950 12125h750" svg:viewBox="0 0 751 1">
          <text:p/>
        </draw:connector>
        <draw:custom-shape draw:style-name="gr3" draw:text-style-name="P6" xml:id="id22" draw:id="id22" draw:layer="layout" svg:width="1.75cm" svg:height="1.5cm" svg:x="18.2cm" svg:y="9.7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7" draw:text-style-name="P10" draw:layer="layout" draw:type="line" svg:x1="20.45cm" svg:y1="12.125cm" svg:x2="21.2cm" svg:y2="12.125cm" draw:start-shape="id21" draw:start-glue-point="1" draw:end-shape="id19" draw:end-glue-point="3" svg:d="M20450 12125h750" svg:viewBox="0 0 751 1">
          <text:p/>
        </draw:connector>
        <draw:custom-shape draw:style-name="gr3" draw:text-style-name="P6" draw:layer="layout" svg:width="1.75cm" svg:height="1.5cm" svg:x="21.7cm" svg:y="9.7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8" draw:text-style-name="P11" draw:layer="layout" draw:line-skew="1.9cm" svg:x1="8.5cm" svg:y1="1.875cm" svg:x2="18.2cm" svg:y2="10.5cm" draw:start-shape="id4" draw:start-glue-point="1" draw:end-shape="id22" draw:end-glue-point="3" svg:d="M8500 1875h6803v8625h2897" svg:viewBox="0 0 9701 8626">
          <text:p/>
        </draw:connector>
        <draw:connector draw:style-name="gr8" draw:text-style-name="P11" draw:layer="layout" svg:x1="16cm" svg:y1="12.125cm" svg:x2="17.75cm" svg:y2="6.625cm" draw:start-shape="id9" draw:start-glue-point="1" draw:end-shape="id10" draw:end-glue-point="3" svg:d="M16000 12125h928v-5500h822" svg:viewBox="0 0 1751 5501">
          <text:p/>
        </draw:connector>
        <draw:custom-shape draw:style-name="gr2" draw:text-style-name="P4" xml:id="id24" draw:id="id24" draw:layer="layout" svg:width="4cm" svg:height="0.75cm" svg:x="24.7cm" svg:y="17.25cm">
          <text:p text:style-name="P3"><text:span text:style-name="T2">Headph. 3</text:span></text:p>
          <draw:enhanced-geometry svg:viewBox="0 0 21600 21600" draw:text-areas="0 0 21600 21600" draw:type="pentagon-right" draw:modifiers="18560.5598600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5" draw:id="id25" draw:layer="layout" svg:width="2.75cm" svg:height="1.75cm" svg:x="17.7cm" svg:y="16.75cm">
          <text:p text:style-name="P1"><text:span text:style-name="T2">Summ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75cm" svg:height="1.75cm" svg:x="21.2cm" svg:y="16.75cm">
          <text:p text:style-name="P1"><text:span text:style-name="T2">Headphone</text:span></text:p>
          <text:p text:style-name="P1"><text:span text:style-name="T2">Driver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23.95cm" svg:y1="17.625cm" svg:x2="24.7cm" svg:y2="17.625cm" draw:start-shape="id23" draw:start-glue-point="1" draw:end-shape="id24" svg:d="M23950 17625h750" svg:viewBox="0 0 751 1">
          <text:p/>
        </draw:connector>
        <draw:custom-shape draw:style-name="gr3" draw:text-style-name="P6" xml:id="id26" draw:id="id26" draw:layer="layout" svg:width="1.75cm" svg:height="1.5cm" svg:x="18.2cm" svg:y="15.2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7" draw:text-style-name="P10" draw:layer="layout" draw:type="line" svg:x1="20.45cm" svg:y1="17.625cm" svg:x2="21.2cm" svg:y2="17.625cm" draw:start-shape="id25" draw:start-glue-point="1" draw:end-shape="id23" draw:end-glue-point="3" svg:d="M20450 17625h750" svg:viewBox="0 0 751 1">
          <text:p/>
        </draw:connector>
        <draw:custom-shape draw:style-name="gr3" draw:text-style-name="P6" draw:layer="layout" svg:width="1.75cm" svg:height="1.5cm" svg:x="21.7cm" svg:y="15.25cm">
          <text:p text:style-name="P5"><text:span text:style-name="T3">Po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8" draw:text-style-name="P11" draw:layer="layout" svg:x1="16cm" svg:y1="12.125cm" svg:x2="17.7cm" svg:y2="12.125cm" draw:start-shape="id9" draw:start-glue-point="1" draw:end-shape="id21" svg:d="M16000 12125h1700" svg:viewBox="0 0 1701 1">
          <text:p/>
        </draw:connector>
        <draw:connector draw:style-name="gr8" draw:text-style-name="P11" draw:layer="layout" svg:x1="16cm" svg:y1="12.125cm" svg:x2="17.7cm" svg:y2="17.625cm" draw:start-shape="id9" draw:start-glue-point="1" draw:end-shape="id25" draw:end-glue-point="3" svg:d="M16000 12125h903v5500h797" svg:viewBox="0 0 1701 5501">
          <text:p/>
        </draw:connector>
        <draw:connector draw:style-name="gr8" draw:text-style-name="P11" draw:layer="layout" draw:line-skew="1.9cm" svg:x1="8.5cm" svg:y1="1.875cm" svg:x2="18.2cm" svg:y2="16cm" draw:start-shape="id4" draw:start-glue-point="1" draw:end-shape="id26" draw:end-glue-point="3" svg:d="M8500 1875h6803v14125h2897" svg:viewBox="0 0 9701 14126">
          <text:p/>
        </draw:connector>
        <draw:custom-shape draw:style-name="gr1" draw:text-style-name="P2" xml:id="id9" draw:id="id9" draw:layer="layout" svg:width="2.75cm" svg:height="1.75cm" svg:x="13.25cm" svg:y="11.25cm">
          <text:p text:style-name="P1"><text:span text:style-name="T2">Sum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draw:type="line" svg:x1="8.5cm" svg:y1="1.875cm" svg:x2="21.25cm" svg:y2="1.875cm" draw:start-shape="id4" draw:start-glue-point="1" draw:end-shape="id7" draw:end-glue-point="3" svg:d="M8500 1875h12750" svg:viewBox="0 0 1275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18T18:19:29.432752714</meta:creation-date>
    <dc:date>2020-10-18T20:04:30.056156886</dc:date>
    <meta:editing-duration>PT29M42S</meta:editing-duration>
    <meta:editing-cycles>6</meta:editing-cycles>
    <meta:generator>LibreOffice/7.0.1.2$MacOSX_X86_64 LibreOffice_project/7cbcfc562f6eb6708b5ff7d7397325de9e764452</meta:generator>
    <meta:document-statistic meta:object-count="62"/>
  </office:meta>
</office:document-meta>
</file>